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b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 você busca esclarecimentos sobre nossos produtos - alimentos orgânicos, cosméticos naturais e produtos de limpeza ecológicos - ou necessita de assistência, <text:span text:style-name="T1">n</text:span>ossa equipe está pronta para proporcionar um suporte dedicado e informações abrangentes, garantindo que sua jornada com Aromalma seja <text:span text:style-name="T1">gratificante</text:span> e esclarecedo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9T22:30:24.755000000</meta:creation-date>
    <dc:date>2023-08-09T22:30:51</dc:date>
    <meta:editing-duration>PT26S</meta:editing-duration>
    <meta:editing-cycles>1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44" meta:character-count="323" meta:non-whitespace-character-count="280"/>
  </office:meta>
</office:document-meta>
</file>